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9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8pt" style:font-size-asian="8pt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officeooo:rsid="000e99f2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Standard"><text:span text:style-name="T7">Réf.: </text:span><text:span text:style-name="T3">DPAS/SIS/BADA/SUSPENSION/</text:span><text:span text:style-name="T3"><text:date style:data-style-name="N106" text:date-value="2015-04-03T15:30:10.332000092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30:10.348000307">03/04/2015</text:date></text:p>
            </table:table-cell>
            <table:table-cell table:style-name="Tableau1.B3" office:value-type="string">
              <text:p text:style-name="P7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0"><text:span text:style-name="T8">Comme je vous l’indiquais dans mon courrier du </text:span><text:span text:style-name="T4"><text:user-field-get text:name="passagecommissionep_impressionconvocation"/></text:span>, l’équipe pluridisciplinaire (EP) a examiné votre situation.</text:p>
        <text:p text:style-name="P4"/>
        <text:p text:style-name="P15">Les informations recueillies font état de récentes démarches d’insertion.</text:p>
        <text:p text:style-name="P15">Votre allocation de Revenu de Solidarité Active (RSA) est donc maintenue.</text:p>
        <text:p text:style-name="P14">Je vous prie d’agréer, <text:user-field-get text:name="personne_qual"/>, l’expression de mes salutations distinguées.</text:p>
        <text:p text:style-name="P13"/>
        <text:p text:style-name="P13"/>
        <text:p text:style-name="P13"/>
        <text:p text:style-name="P16">Pour le Président du <text:span text:style-name="T9">C</text:span>onseil <text:span text:style-name="T9">départemental</text:span></text:p>
        <text:p text:style-name="P16">et par délégation</text:p>
        <text:p text:style-name="P16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0:10.191000000</dc:date>
    <dc:creator>linda baitech</dc:creator>
    <meta:editing-duration>PT5H52M55S</meta:editing-duration>
    <meta:editing-cycles>105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5" meta:word-count="77" meta:character-count="536" meta:non-whitespace-character-count="457"/>
  </office:meta>
</office:document-meta>
</file>